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7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secuenc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tri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0.1378099918365478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.311485052108764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0.4771490097045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0.9609239101409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33.9145691394805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98.3520948886871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69.0116169452667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319.930501937866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551.339501857757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921.6367719173431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440.494965076446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43:19.0355099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3:51.811754694</dc:date>
    <meta:editing-duration>PT3M23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